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 opposition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affaire service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  <table:table-cell office:value-type="string">
            <text:p>Numéro d'Opération</text:p>
          </table:table-cell>
          <table:table-cell office:value-type="string">
            <text:p>Date d'exécution</text:p>
          </table:table-cell>
          <table:table-cell office:value-type="string">
            <text:p>Dossiers traités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200.0</text:p>
          </table:table-cell>
          <table:table-cell office:value-type="string">
            <text:p>2023-02-22</text:p>
          </table:table-cell>
          <table:table-cell office:value-type="string">
            <text:p>A25A230123456789</text:p>
          </table:table-cell>
          <table:table-cell office:value-type="string">
            <text:p>2022001592</text:p>
          </table:table-cell>
          <table:table-cell office:value-type="string">
            <text:p>20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C807 du 02/06/2022</text:p>
          </table:table-cell>
          <table:table-cell office:value-type="string">
            <text:p>AAC807</text:p>
          </table:table-cell>
          <table:table-cell office:value-type="string">
            <text:p>2023-03-29 16:35:19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250.0</text:p>
          </table:table-cell>
          <table:table-cell office:value-type="string">
            <text:p>2023-02-22</text:p>
          </table:table-cell>
          <table:table-cell office:value-type="string">
            <text:p>A25B230123456789</text:p>
          </table:table-cell>
          <table:table-cell office:value-type="string">
            <text:p>2022001593</text:p>
          </table:table-cell>
          <table:table-cell office:value-type="string">
            <text:p>25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C809 du 02/06/2022</text:p>
          </table:table-cell>
          <table:table-cell office:value-type="string">
            <text:p>AAC809</text:p>
          </table:table-cell>
          <table:table-cell office:value-type="string">
            <text:p>2023-03-29 16:44:57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00.0</text:p>
          </table:table-cell>
          <table:table-cell office:value-type="string">
            <text:p>2023-02-22</text:p>
          </table:table-cell>
          <table:table-cell office:value-type="string">
            <text:p>A25C230123456789</text:p>
          </table:table-cell>
          <table:table-cell office:value-type="string">
            <text:p>2022001594</text:p>
          </table:table-cell>
          <table:table-cell office:value-type="string">
            <text:p>300.0</text:p>
          </table:table-cell>
          <table:table-cell office:value-type="string">
            <text:p>50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AAC811 du 02/06/2022</text:p>
          </table:table-cell>
          <table:table-cell office:value-type="string">
            <text:p>AAC811</text:p>
          </table:table-cell>
          <table:table-cell office:value-type="string">
            <text:p>2023-03-29 16:54:35</text:p>
          </table:table-cell>
          <table:table-cell office:value-type="string">
            <text:p>✓</text:p>
          </table:table-cell>
        </table:table-row>
        <table:table-row>
          <table:table-cell office:value-type="string">
            <text:p>610764</text:p>
          </table:table-cell>
          <table:table-cell office:value-type="string">
            <text:p>203742</text:p>
          </table:table-cell>
          <table:table-cell office:value-type="string">
            <text:p>500.0</text:p>
          </table:table-cell>
          <table:table-cell office:value-type="string">
            <text:p>2023-02-24</text:p>
          </table:table-cell>
          <table:table-cell office:value-type="string">
            <text:p>A25J220123456789</text:p>
          </table:table-cell>
          <table:table-cell office:value-type="string">
            <text:p>2022001595</text:p>
          </table:table-cell>
          <table:table-cell office:value-type="string">
            <text:p>500.0</text:p>
          </table:table-cell>
          <table:table-cell office:value-type="string">
            <text:p>110</text:p>
          </table:table-cell>
          <table:table-cell office:value-type="string">
            <text:p>DR/DDFIP 03</text:p>
          </table:table-cell>
          <table:table-cell office:value-type="string">
            <text:p>3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9921428</text:p>
          </table:table-cell>
          <table:table-cell office:value-type="string">
            <text:p>nan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610764</text:p>
          </table:table-cell>
          <table:table-cell office:value-type="string">
            <text:p>203742</text:p>
          </table:table-cell>
          <table:table-cell office:value-type="string">
            <text:p>230.0</text:p>
          </table:table-cell>
          <table:table-cell office:value-type="string">
            <text:p>2023-02-12</text:p>
          </table:table-cell>
          <table:table-cell office:value-type="string">
            <text:p>A25H220123456789</text:p>
          </table:table-cell>
          <table:table-cell office:value-type="string">
            <text:p>2023000309</text:p>
          </table:table-cell>
          <table:table-cell office:value-type="string">
            <text:p>230.0</text:p>
          </table:table-cell>
          <table:table-cell office:value-type="string">
            <text:p>422</text:p>
          </table:table-cell>
          <table:table-cell office:value-type="string">
            <text:p>DR/DDFIP 01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5179369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0.0</text:p>
          </table:table-cell>
          <table:table-cell office:value-type="string">
            <text:p>2023-02-10</text:p>
          </table:table-cell>
          <table:table-cell office:value-type="string">
            <text:p>A25D220123456789</text:p>
          </table:table-cell>
          <table:table-cell office:value-type="string">
            <text:p>2023000310</text:p>
          </table:table-cell>
          <table:table-cell office:value-type="string">
            <text:p>400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 </text:p>
          </table:table-cell>
          <table:table-cell office:value-type="string">
            <text:p>203743</text:p>
          </table:table-cell>
          <table:table-cell office:value-type="string">
            <text:p>125.0</text:p>
          </table:table-cell>
          <table:table-cell office:value-type="string">
            <text:p>2023-02-10</text:p>
          </table:table-cell>
          <table:table-cell office:value-type="string">
            <text:p>A25E220123456789</text:p>
          </table:table-cell>
          <table:table-cell office:value-type="string">
            <text:p>2023000311</text:p>
          </table:table-cell>
          <table:table-cell office:value-type="string">
            <text:p>0.0</text:p>
          </table:table-cell>
          <table:table-cell office:value-type="string">
            <text:p>125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22.0</text:p>
          </table:table-cell>
          <table:table-cell office:value-type="string">
            <text:p>0</text:p>
          </table:table-cell>
          <table:table-cell office:value-type="string">
            <text:p>A25F220123456789</text:p>
          </table:table-cell>
          <table:table-cell office:value-type="string">
            <text:p>2023000312</text:p>
          </table:table-cell>
          <table:table-cell office:value-type="string">
            <text:p>322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∅</text:p>
          </table:table-cell>
        </table:table-row>
        <table:table-row>
          <table:table-cell office:value-type="string">
            <text:p>610997</text:p>
          </table:table-cell>
          <table:table-cell office:value-type="string">
            <text:p>203743</text:p>
          </table:table-cell>
          <table:table-cell office:value-type="string">
            <text:p>322.0</text:p>
          </table:table-cell>
          <table:table-cell office:value-type="string">
            <text:p>2023-02-10</text:p>
          </table:table-cell>
          <table:table-cell office:value-type="string">
            <text:p>A25G220123456789</text:p>
          </table:table-cell>
          <table:table-cell office:value-type="string">
            <text:p>2023000313</text:p>
          </table:table-cell>
          <table:table-cell office:value-type="string">
            <text:p>322.0</text:p>
          </table:table-cell>
          <table:table-cell office:value-type="string">
            <text:p>322</text:p>
          </table:table-cell>
          <table:table-cell office:value-type="string">
            <text:p>DR/DDFIP 02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8619445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